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VERSIONES HR7 PERU S.A.C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02312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823772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5825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ERO CERRON, KATTERI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1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 523 52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82377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9559188</text:p>
          </table:table-cell>
          <table:table-cell table:style-name="Tabla2.D3" office:value-type="string">
            <text:p text:style-name="P23">3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2:30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